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4.2cm" svg:height="8.9cm" svg:x="3.9cm" svg:y="5cm">
          <text:p text:style-name="P1">WISHBONE </text:p>
          <text:p text:style-name="P1">SD Card </text:p>
          <text:p text:style-name="P1">Controller </text:p>
          <text:p text:style-name="P1">IP Co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cm" svg:height="1.5cm" svg:x="8.1cm" svg:y="5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3.7cm" svg:height="1.5cm" svg:x="8.112cm" svg:y="8.06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layer="layout" svg:width="5.717cm" svg:height="0.962cm" svg:x="12.4cm" svg:y="5.7cm">
          <draw:text-box>
            <text:p>Wishbone slave IF</text:p>
          </draw:text-box>
        </draw:frame>
        <draw:frame draw:style-name="gr3" draw:layer="layout" svg:width="6.179cm" svg:height="0.962cm" svg:x="12.183cm" svg:y="8.338cm">
          <draw:text-box>
            <text:p>Wishbone master IF</text:p>
          </draw:text-box>
        </draw:frame>
        <draw:line draw:style-name="gr4" draw:text-style-name="P1" draw:layer="layout" svg:x1="8.05cm" svg:y1="10.7cm" svg:x2="11.65cm" svg:y2="10.7cm">
          <text:p/>
        </draw:line>
        <draw:frame draw:style-name="gr3" draw:layer="layout" svg:width="3.144cm" svg:height="0.962cm" svg:x="12.356cm" svg:y="10.138cm">
          <draw:text-box>
            <text:p>interrupts</text:p>
          </draw:text-box>
        </draw:frame>
        <draw:custom-shape draw:style-name="gr2" draw:text-style-name="P1" draw:layer="layout" svg:width="3.7cm" svg:height="0.8cm" svg:x="8.1cm" svg:y="12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layer="layout" svg:width="5.214cm" svg:height="0.962cm" svg:x="12.1cm" svg:y="12.3cm">
          <draw:text-box>
            <text:p>MMC/SD card I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9T21:13:53</meta:creation-date>
    <dc:date>2013-08-29T21:21:49</dc:date>
    <meta:editing-duration>PT4M41S</meta:editing-duration>
    <meta:editing-cycles>2</meta:editing-cycles>
    <meta:generator>LibreOffice/3.6$Linux_X86_64 LibreOffice_project/360m1$Build-2</meta:generator>
    <meta:document-statistic meta:object-count="9"/>
  </office:meta>
</office:document-meta>
</file>